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2D0DAFC0256A3B416AF.png" manifest:media-type="image/png"/>
  <manifest:file-entry manifest:full-path="Pictures/1000020100000500000002D0609BA53AFB45CE41.png" manifest:media-type="image/png"/>
  <manifest:file-entry manifest:full-path="Pictures/1000020100000500000002D08608B8AB1799FA5D.png" manifest:media-type="image/png"/>
  <manifest:file-entry manifest:full-path="Pictures/1000020100000500000002D02E2B99688AF9AFAC.png" manifest:media-type="image/png"/>
  <manifest:file-entry manifest:full-path="Pictures/1000000000000556000003000C83E5A2B2029005.png" manifest:media-type="image/png"/>
  <manifest:file-entry manifest:full-path="Pictures/1000020100000500000002D016A1E3828B7D1E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r2" style:family="presentation" style:parent-style-name="DNA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27.999cm" svg:height="15.748cm" svg:x="0.165cm" svg:y="0.063cm">
          <draw:image xlink:href="Pictures/1000020100000500000002D016A1E3828B7D1E9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7.999cm" svg:height="15.748cm" svg:x="0.165cm" svg:y="0.063cm">
          <draw:image xlink:href="Pictures/1000020100000500000002D02E2B99688AF9AFA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7.999cm" svg:height="15.748cm" svg:x="-1.441cm" svg:y="0.839cm">
          <draw:image xlink:href="Pictures/1000020100000500000002D08608B8AB1799FA5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7.999cm" svg:height="15.748cm" svg:x="-1.159cm" svg:y="0.487cm">
          <draw:image xlink:href="Pictures/1000020100000500000002D0609BA53AFB45CE4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7.999cm" svg:height="15.748cm" svg:x="-1.159cm" svg:y="0.487cm">
          <draw:image xlink:href="Pictures/1000020100000500000002D0DAFC0256A3B416A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3:09:48.903019330</meta:creation-date>
    <meta:editing-duration>PT35M2S</meta:editing-duration>
    <meta:editing-cycles>3</meta:editing-cycles>
    <meta:generator>LibreOffice/6.0.7.3$Linux_X86_64 LibreOffice_project/00m0$Build-3</meta:generator>
    <dc:title>DNA</dc:title>
    <dc:date>2019-09-10T15:25:59.671913670</dc:date>
    <meta:document-statistic meta:object-count="37"/>
  </office:meta>
</office:document-meta>
</file>